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7pt"/>
    </style:style>
    <style:style style:name="co3" style:family="table-column">
      <style:table-column-properties fo:break-before="auto" style:column-width="81.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8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453.51pt" svg:height="255.09pt" svg:x="1160.31pt" svg:y="24.32pt">
            <loext:p draw:notify-on-update-of-ranges="'3'.A2:'3'.A8 '3'.B2:'3'.B8 '3'.A2:'3'.A8 '3'.C2:'3'.C8 '3'.A2:'3'.A8 '3'.D2:'3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12pt" svg:x="688.08pt" svg:y="16.67pt">
            <loext:p draw:notify-on-update-of-ranges="'3'.A2:'3'.A8 '3'.B2:'3'.B8 '3'.A2:'3'.A8 '3'.C2:'3'.C8 '3'.A2:'3'.A8 '3'.D2:'3'.D8 '3'.A2:'3'.A8 '3'.E2:'3'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29pt" svg:height="255.32pt" svg:x="705.94pt" svg:y="294.41pt">
            <loext:p draw:notify-on-update-of-ranges="'3'.A29:'3'.A35 '3'.B29:'3'.B35 '3'.A29:'3'.A35 '3'.C29:'3'.C35 '3'.A29:'3'.A35 '3'.D29:'3'.D35 '3'.A29:'3'.A35 '3'.E29:'3'.E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12pt" svg:height="255.32pt" svg:x="326.52pt" svg:y="621.13pt">
            <loext:p draw:notify-on-update-of-ranges="'3'.A53:'3'.A59 '3'.B53:'3'.B59 '3'.A53:'3'.A59 '3'.C53:'3'.C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2.98148048379711" calcext:value-type="float">
            <text:p>2.98148048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2.41519585477248" calcext:value-type="float">
            <text:p>2.4151958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2.8569759430889" calcext:value-type="float">
            <text:p>2.85697594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3.24877802020724" calcext:value-type="float">
            <text:p>3.24877802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3.490728984222" calcext:value-type="float">
            <text:p>3.49072898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4.30528817048418" calcext:value-type="float">
            <text:p>4.3052881705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932" calcext:value-type="float">
            <text:p>200932</text:p>
          </table:table-cell>
          <table:table-cell table:formula="of:=100000*LOG([.A29]; 2)" office:value-type="float" office:value="100000" calcext:value-type="float">
            <text:p>100000</text:p>
          </table:table-cell>
          <table:table-cell table:formula="of:=[.A29]*100000" office:value-type="float" office:value="200000" calcext:value-type="float">
            <text:p>200000</text:p>
          </table:table-cell>
          <table:table-cell table:formula="of:=100000*[.A29]*LOG([.A29]; 2)" office:value-type="float" office:value="200000" calcext:value-type="float">
            <text:p>200000</text:p>
          </table:table-cell>
          <table:table-cell table:formula="of:=100000*[.A29]^2" office:value-type="float" office:value="400000" calcext:value-type="float">
            <text:p>400000</text:p>
          </table:table-cell>
          <table:table-cell table:formula="of:=2^[.A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133" calcext:value-type="float">
            <text:p>383133</text:p>
          </table:table-cell>
          <table:table-cell table:formula="of:=100000*LOG([.A30]; 2)" office:value-type="float" office:value="200000" calcext:value-type="float">
            <text:p>200000</text:p>
          </table:table-cell>
          <table:table-cell table:formula="of:=[.A30]*100000" office:value-type="float" office:value="400000" calcext:value-type="float">
            <text:p>400000</text:p>
          </table:table-cell>
          <table:table-cell table:formula="of:=100000*[.A30]*LOG([.A30]; 2)" office:value-type="float" office:value="800000" calcext:value-type="float">
            <text:p>800000</text:p>
          </table:table-cell>
          <table:table-cell table:formula="of:=100000*[.A30]^2" office:value-type="float" office:value="1600000" calcext:value-type="float">
            <text:p>1600000</text:p>
          </table:table-cell>
          <table:table-cell table:formula="of:=2^[.A30]" office:value-type="float" office:value="16" calcext:value-type="float">
            <text:p>16</text:p>
          </table:table-cell>
          <table:table-cell table:formula="of:=[.B30]/[.B29]" office:value-type="float" office:value="1.90677940795891" calcext:value-type="float">
            <text:p>1.906779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7003" calcext:value-type="float">
            <text:p>757003</text:p>
          </table:table-cell>
          <table:table-cell table:formula="of:=100000*LOG([.A31]; 2)" office:value-type="float" office:value="300000" calcext:value-type="float">
            <text:p>300000</text:p>
          </table:table-cell>
          <table:table-cell table:formula="of:=[.A31]*100000" office:value-type="float" office:value="800000" calcext:value-type="float">
            <text:p>800000</text:p>
          </table:table-cell>
          <table:table-cell table:formula="of:=100000*[.A31]*LOG([.A31]; 2)" office:value-type="float" office:value="2400000" calcext:value-type="float">
            <text:p>2400000</text:p>
          </table:table-cell>
          <table:table-cell table:formula="of:=100000*[.A31]^2" office:value-type="float" office:value="6400000" calcext:value-type="float">
            <text:p>6400000</text:p>
          </table:table-cell>
          <table:table-cell table:formula="of:=2^[.A31]" office:value-type="float" office:value="256" calcext:value-type="float">
            <text:p>256</text:p>
          </table:table-cell>
          <table:table-cell table:formula="of:=[.B31]/[.B30]" office:value-type="float" office:value="1.9758230170724" calcext:value-type="float">
            <text:p>1.9758230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2360" calcext:value-type="float">
            <text:p>1602360</text:p>
          </table:table-cell>
          <table:table-cell table:formula="of:=100000*LOG([.A32]; 2)" office:value-type="float" office:value="400000" calcext:value-type="float">
            <text:p>400000</text:p>
          </table:table-cell>
          <table:table-cell table:formula="of:=[.A32]*100000" office:value-type="float" office:value="1600000" calcext:value-type="float">
            <text:p>1600000</text:p>
          </table:table-cell>
          <table:table-cell table:formula="of:=100000*[.A32]*LOG([.A32]; 2)" office:value-type="float" office:value="6400000" calcext:value-type="float">
            <text:p>6400000</text:p>
          </table:table-cell>
          <table:table-cell table:formula="of:=100000*[.A32]^2" office:value-type="float" office:value="25600000" calcext:value-type="float">
            <text:p>25600000</text:p>
          </table:table-cell>
          <table:table-cell table:formula="of:=2^[.A32]" office:value-type="float" office:value="65536" calcext:value-type="float">
            <text:p>65536</text:p>
          </table:table-cell>
          <table:table-cell table:formula="of:=[.B32]/[.B31]" office:value-type="float" office:value="2.11671552160295" calcext:value-type="float">
            <text:p>2.1167155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73836" calcext:value-type="float">
            <text:p>4073836</text:p>
          </table:table-cell>
          <table:table-cell table:formula="of:=100000*LOG([.A33]; 2)" office:value-type="float" office:value="500000" calcext:value-type="float">
            <text:p>500000</text:p>
          </table:table-cell>
          <table:table-cell table:formula="of:=[.A33]*100000" office:value-type="float" office:value="3200000" calcext:value-type="float">
            <text:p>3200000</text:p>
          </table:table-cell>
          <table:table-cell table:formula="of:=100000*[.A33]*LOG([.A33]; 2)" office:value-type="float" office:value="16000000" calcext:value-type="float">
            <text:p>16000000</text:p>
          </table:table-cell>
          <table:table-cell table:formula="of:=100000*[.A33]^2" office:value-type="float" office:value="102400000" calcext:value-type="float">
            <text:p>102400000</text:p>
          </table:table-cell>
          <table:table-cell table:formula="of:=2^[.A33]" office:value-type="float" office:value="4294967296" calcext:value-type="float">
            <text:p>4294967296</text:p>
          </table:table-cell>
          <table:table-cell table:formula="of:=[.B33]/[.B32]" office:value-type="float" office:value="2.54239746374098" calcext:value-type="float">
            <text:p>2.5423974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70827" calcext:value-type="float">
            <text:p>12070827</text:p>
          </table:table-cell>
          <table:table-cell table:formula="of:=100000*LOG([.A34]; 2)" office:value-type="float" office:value="600000" calcext:value-type="float">
            <text:p>600000</text:p>
          </table:table-cell>
          <table:table-cell table:formula="of:=[.A34]*100000" office:value-type="float" office:value="6400000" calcext:value-type="float">
            <text:p>6400000</text:p>
          </table:table-cell>
          <table:table-cell table:formula="of:=100000*[.A34]*LOG([.A34]; 2)" office:value-type="float" office:value="38400000" calcext:value-type="float">
            <text:p>38400000</text:p>
          </table:table-cell>
          <table:table-cell table:formula="of:=100000*[.A34]^2" office:value-type="float" office:value="409600000" calcext:value-type="float">
            <text:p>409600000</text:p>
          </table:table-cell>
          <table:table-cell table:formula="of:=2^[.A34]" office:value-type="float" office:value="1.84467440737096E+019" calcext:value-type="float">
            <text:p>1.84467440737096E+019</text:p>
          </table:table-cell>
          <table:table-cell table:formula="of:=[.B34]/[.B33]" office:value-type="float" office:value="2.96301250222149" calcext:value-type="float">
            <text:p>2.9630125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655836" calcext:value-type="float">
            <text:p>42655836</text:p>
          </table:table-cell>
          <table:table-cell table:formula="of:=100000*LOG([.A35]; 2)" office:value-type="float" office:value="700000" calcext:value-type="float">
            <text:p>700000</text:p>
          </table:table-cell>
          <table:table-cell table:formula="of:=[.A35]*100000" office:value-type="float" office:value="12800000" calcext:value-type="float">
            <text:p>12800000</text:p>
          </table:table-cell>
          <table:table-cell table:formula="of:=100000*[.A35]*LOG([.A35]; 2)" office:value-type="float" office:value="89600000" calcext:value-type="float">
            <text:p>89600000</text:p>
          </table:table-cell>
          <table:table-cell table:formula="of:=100000*[.A35]^2" office:value-type="float" office:value="1638400000" calcext:value-type="float">
            <text:p>1638400000</text:p>
          </table:table-cell>
          <table:table-cell table:formula="of:=2^[.A35]" office:value-type="float" office:value="3.40282366920938E+038" calcext:value-type="float">
            <text:p>3.40282366920938E+038</text:p>
          </table:table-cell>
          <table:table-cell table:formula="of:=[.B35]/[.B34]" office:value-type="float" office:value="3.53379565459765" calcext:value-type="float">
            <text:p>3.533795654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– unoptimized</text:p>
          </table:table-cell>
          <table:table-cell office:value-type="string" calcext:value-type="string">
            <text:p>Data – optimize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office:value-type="float" office:value="200932" calcext:value-type="float">
            <text:p>2009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office:value-type="float" office:value="383133" calcext:value-type="float">
            <text:p>3831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office:value-type="float" office:value="757003" calcext:value-type="float">
            <text:p>7570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office:value-type="float" office:value="1602360" calcext:value-type="float">
            <text:p>16023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office:value-type="float" office:value="4073836" calcext:value-type="float">
            <text:p>40738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office:value-type="float" office:value="12070827" calcext:value-type="float">
            <text:p>1207082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office:value-type="float" office:value="42655836" calcext:value-type="float">
            <text:p>42655836</text:p>
          </table:table-cell>
          <table:table-cell table:number-columns-repeated="5"/>
        </table:table-row>
      </table:table>
      <table:table table:name="4" table:style-name="ta1">
        <table:shapes>
          <draw:frame draw:z-index="0" draw:style-name="gr1" draw:text-style-name="P1" svg:width="453.2pt" svg:height="255.12pt" svg:x="575.6pt" svg:y="295.85pt">
            <loext:p draw:notify-on-update-of-ranges="'4'.A2:'4'.A7 '4'.B2:'4'.B7 '4'.A2:'4'.A7 '4'.C2:'4'.C7 '4'.A2:'4'.A7 '4'.D2:'4'.D7 '4'.A2:'4'.A7 '4'.E2:'4'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17pt" svg:height="255.12pt" svg:x="575.66pt" svg:y="25.09pt">
            <loext:p draw:notify-on-update-of-ranges="'4'.A2:'4'.A7 '4'.B2:'4'.B7 '4'.A2:'4'.A7 '4'.C2:'4'.C7 '4'.A2:'4'.A7 '4'.D2:'4'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table:formula="of:=100000*LOG([.A2]; 2)" office:value-type="float" office:value="100000" calcext:value-type="float">
            <text:p>100000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table:formula="of:=100000*LOG([.A3]; 2)" office:value-type="float" office:value="200000" calcext:value-type="float">
            <text:p>200000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1.43565600968107" calcext:value-type="float">
            <text:p>1.4356560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table:formula="of:=100000*LOG([.A4]; 2)" office:value-type="float" office:value="300000" calcext:value-type="float">
            <text:p>300000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1.60353153584286" calcext:value-type="float">
            <text:p>1.6035315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table:formula="of:=100000*LOG([.A5]; 2)" office:value-type="float" office:value="400000" calcext:value-type="float">
            <text:p>400000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1.66031125897439" calcext:value-type="float">
            <text:p>1.660311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table:formula="of:=100000*LOG([.A6]; 2)" office:value-type="float" office:value="500000" calcext:value-type="float">
            <text:p>500000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1.94004751098411" calcext:value-type="float">
            <text:p>1.940047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table:formula="of:=100000*LOG([.A7]; 2)" office:value-type="float" office:value="600000" calcext:value-type="float">
            <text:p>600000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2.19189590130881" calcext:value-type="float">
            <text:p>2.1918959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100000*LOG([.A8]; 2)" office:value-type="float" office:value="700000" calcext:value-type="float">
            <text:p>70000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1:51:23.074549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43:13.971165889</meta:creation-date>
    <dc:date>2017-12-11T16:20:26.252356841</dc:date>
    <meta:editing-duration>PT1H12M9S</meta:editing-duration>
    <meta:editing-cycles>7</meta:editing-cycles>
    <meta:generator>LibreOffice/5.1.6.2$Linux_X86_64 LibreOffice_project/10m0$Build-2</meta:generator>
    <meta:document-statistic meta:table-count="2" meta:cell-count="19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3'.A2:'3'.E8" svg:x="0.319cm" svg:y="0.18cm" svg:width="12.45cm" svg:height="8.641cm">
          <chartooo:coordinate-region svg:x="2.339cm" svg:y="0.378cm" svg:width="9.9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series chart:style-name="ch9" chart:values-cell-range-address="'3'.E2:'3'.E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  <table:table-cell office:value-type="float" office:value="400000">
                <text:p>400000</text:p>
                <draw:g>
                  <svg:desc>'3'.E2:'3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  <table:table-cell office:value-type="float" office:value="409600000">
                <text:p>409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  <table:table-cell office:value-type="float" office:value="1638400000">
                <text:p>1638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'3'.A2:'3'.D8" svg:x="0.32cm" svg:y="0.18cm" svg:width="12.459cm" svg:height="8.64cm">
          <chartooo:coordinate-region svg:x="2.34cm" svg:y="0.379cm" svg:width="10.1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4'.A2:'4'.E7" svg:x="0.319cm" svg:y="0.18cm" svg:width="12.45cm" svg:height="8.641cm">
          <chartooo:coordinate-region svg:x="2.142cm" svg:y="0.378cm" svg:width="10.4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series chart:style-name="ch9" chart:values-cell-range-address="'4'.E2:'4'.E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  <table:table-cell office:value-type="float" office:value="200000">
                <text:p>200000</text:p>
                <draw:g>
                  <svg:desc>'4'.E2:'4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scatter" chart:style-name="ch1">
        <chart:legend chart:legend-position="end" svg:x="13.087cm" svg:y="3.707cm" style:legend-expansion="high" chart:style-name="ch2"/>
        <chart:plot-area chart:style-name="ch3" table:cell-range-address="'4'.A2:'4'.D7" svg:x="0.319cm" svg:y="0.18cm" svg:width="12.449cm" svg:height="8.641cm">
          <chartooo:coordinate-region svg:x="1.946cm" svg:y="0.378cm" svg:width="10.62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464cm" style:legend-expansion="high" chart:style-name="ch2"/>
        <chart:plot-area chart:style-name="ch3" table:cell-range-address="'3'.A29:'3'.E35" svg:x="0.319cm" svg:y="0.18cm" svg:width="12.453cm" svg:height="8.648cm">
          <chartooo:coordinate-region svg:x="2.142cm" svg:y="0.379cm" svg:width="10.136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9:'3'.B35" chart:class="chart:scatter">
            <chart:domain table:cell-range-address="'3'.A29:'3'.A35"/>
            <chart:data-point chart:repeated="7"/>
          </chart:series>
          <chart:series chart:style-name="ch7" chart:values-cell-range-address="'3'.C29:'3'.C35" chart:class="chart:scatter">
            <chart:data-point chart:repeated="7"/>
          </chart:series>
          <chart:series chart:style-name="ch8" chart:values-cell-range-address="'3'.D29:'3'.D35" chart:class="chart:scatter">
            <chart:data-point chart:repeated="7"/>
          </chart:series>
          <chart:series chart:style-name="ch9" chart:values-cell-range-address="'3'.E29:'3'.E3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9:'3'.A35</svg:desc>
                </draw:g>
              </table:table-cell>
              <table:table-cell office:value-type="float" office:value="200932">
                <text:p>200932</text:p>
                <draw:g>
                  <svg:desc>'3'.B29:'3'.B35</svg:desc>
                </draw:g>
              </table:table-cell>
              <table:table-cell office:value-type="float" office:value="100000">
                <text:p>100000</text:p>
                <draw:g>
                  <svg:desc>'3'.C29:'3'.C35</svg:desc>
                </draw:g>
              </table:table-cell>
              <table:table-cell office:value-type="float" office:value="200000">
                <text:p>200000</text:p>
                <draw:g>
                  <svg:desc>'3'.D29:'3'.D35</svg:desc>
                </draw:g>
              </table:table-cell>
              <table:table-cell office:value-type="float" office:value="200000">
                <text:p>200000</text:p>
                <draw:g>
                  <svg:desc>'3'.E29:'3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3133">
                <text:p>383133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57003">
                <text:p>757003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02360">
                <text:p>160236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073836">
                <text:p>4073836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2070827">
                <text:p>12070827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42655836">
                <text:p>42655836</text:p>
              </table:table-cell>
              <table:table-cell office:value-type="float" office:value="700000">
                <text:p>7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8cm" xlink:href=".." xlink:type="simple" chart:class="chart:scatter" chart:style-name="ch1">
        <chart:legend chart:legend-position="end" svg:x="13.085cm" svg:y="3.959cm" style:legend-expansion="high" chart:style-name="ch2"/>
        <chart:plot-area chart:style-name="ch3" table:cell-range-address="'3'.A53:'3'.C59" svg:x="0.271cm" svg:y="0.18cm" svg:width="12.449cm" svg:height="8.646cm">
          <chartooo:coordinate-region svg:x="2.291cm" svg:y="0.379cm" svg:width="10.13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53:'3'.B59" chart:class="chart:scatter">
            <chart:domain table:cell-range-address="'3'.A53:'3'.A59"/>
            <chart:data-point chart:repeated="7"/>
          </chart:series>
          <chart:series chart:style-name="ch7" chart:values-cell-range-address="'3'.C53:'3'.C59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53:'3'.A59</svg:desc>
                </draw:g>
              </table:table-cell>
              <table:table-cell office:value-type="float" office:value="222738">
                <text:p>222738</text:p>
                <draw:g>
                  <svg:desc>'3'.B53:'3'.B59</svg:desc>
                </draw:g>
              </table:table-cell>
              <table:table-cell office:value-type="float" office:value="200932">
                <text:p>200932</text:p>
                <draw:g>
                  <svg:desc>'3'.C53:'3'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383133">
                <text:p>38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757003">
                <text:p>7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2360">
                <text:p>160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4073836">
                <text:p>407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12070827">
                <text:p>1207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42655836">
                <text:p>426558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